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38in"/>
    </style:style>
    <style:style style:name="co3" style:family="table-column">
      <style:table-column-properties fo:break-before="auto" style:column-width="1.2839in"/>
    </style:style>
    <style:style style:name="co4" style:family="table-column">
      <style:table-column-properties fo:break-before="auto" style:column-width="1.8083in"/>
    </style:style>
    <style:style style:name="co5" style:family="table-column">
      <style:table-column-properties fo:break-before="auto" style:column-width="1.589in"/>
    </style:style>
    <style:style style:name="co6" style:family="table-column">
      <style:table-column-properties fo:break-before="auto" style:column-width="2.8047in"/>
    </style:style>
    <style:style style:name="co7" style:family="table-column">
      <style:table-column-properties fo:break-before="auto" style:column-width="2.7555in"/>
    </style:style>
    <style:style style:name="co8" style:family="table-column">
      <style:table-column-properties fo:break-before="auto" style:column-width="1.3402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60"/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i1</text:p>
          </table:table-cell>
          <table:table-cell office:value-type="string">
            <text:p>j1</text:p>
          </table:table-cell>
          <table:table-cell office:value-type="string">
            <text:p>i2</text:p>
          </table:table-cell>
          <table:table-cell office:value-type="string">
            <text:p>j2</text:p>
          </table:table-cell>
          <table:table-cell office:value-type="string">
            <text:p>a2+b2</text:p>
          </table:table-cell>
          <table:table-cell office:value-type="string">
            <text:p>c2+d2</text:p>
          </table:table-cell>
          <table:table-cell office:value-type="string">
            <text:p>ad-bc</text:p>
          </table:table-cell>
          <table:table-cell office:value-type="string">
            <text:p>ac+bd</text:p>
          </table:table-cell>
          <table:table-cell office:value-type="string">
            <text:p>(ad-bc)/(ac+bd)</text:p>
          </table:table-cell>
          <table:table-cell office:value-type="string">
            <text:p>Sqrt(1+((ad-bc)/(ac+bd))^2)</text:p>
          </table:table-cell>
          <table:table-cell office:value-type="string">
            <text:p>sqrt((a2+b2)(c2+d2))</text:p>
          </table:table-cell>
          <table:table-cell office:value-type="string">
            <text:p>c</text:p>
          </table:table-cell>
          <table:table-cell office:value-type="string">
            <text:p>r=sqrt((c2(a+b-2sqrt(ab-c2))/(a2-2ab+b2+4c2))</text:p>
          </table:table-cell>
          <table:table-cell office:value-type="string">
            <text:p>r2=(c2(a+b-2sqrt(ab-c2))/(a2-2ab+b2+4c2)</text:p>
          </table:table-cell>
          <table:table-cell/>
        </table:table-row>
        <table:table-row table:style-name="ro2">
          <table:table-cell office:value-type="float" office:value="6053">
            <text:p>6053</text:p>
          </table:table-cell>
          <table:table-cell office:value-type="float" office:value="956">
            <text:p>956</text:p>
          </table:table-cell>
          <table:table-cell office:value-type="float" office:value="3628">
            <text:p>3628</text:p>
          </table:table-cell>
          <table:table-cell office:value-type="float" office:value="573">
            <text:p>573</text:p>
          </table:table-cell>
          <table:table-cell table:formula="of:=[.A2]*[.A2]+[.B2]*[.B2]" office:value-type="float" office:value="37552745">
            <text:p>37552745</text:p>
          </table:table-cell>
          <table:table-cell table:formula="of:=[.C2]*[.C2]+[.D2]*[.D2]" office:value-type="float" office:value="13490713">
            <text:p>13490713</text:p>
          </table:table-cell>
          <table:table-cell table:formula="of:=([.A2]*[.D2]-[.B2]*[.C2])" office:value-type="float" office:value="1">
            <text:p>1</text:p>
          </table:table-cell>
          <table:table-cell table:formula="of:=([.A2]*[.C2]+[.B2]*[.D2])" office:value-type="float" office:value="22508072">
            <text:p>22508072</text:p>
          </table:table-cell>
          <table:table-cell table:style-name="ce1" table:formula="of:=[.G2]/[.H2]" office:value-type="float" office:value="0.0000000444285054712816">
            <text:p>4.44285054712816E-008</text:p>
          </table:table-cell>
          <table:table-cell table:formula="of:=SQRT(1+[.I2]*[.I2])" office:value-type="float" office:value="1">
            <text:p>1</text:p>
          </table:table-cell>
          <table:table-cell table:formula="of:=SQRT([.E2]*[.F2])" office:value-type="float" office:value="22508072">
            <text:p>22508072</text:p>
          </table:table-cell>
          <table:table-cell table:formula="of:=[.K2]*[.I2]/[.J2]" office:value-type="float" office:value="1">
            <text:p>1</text:p>
          </table:table-cell>
          <table:table-cell table:style-name="ce3" table:formula="of:=SQRT(([.L2]*[.L2]*([.E2] + [.F2]-2*SQRT([.E2]*[.F2]-[.L2]*[.L2]))/([.E2]*[.E2]-2*[.E2]*[.F2]+[.F2]*[.F2]+4*[.L2]*[.L2])))" office:value-type="float" office:value="0.000102030404529629">
            <text:p>0.000102030404529629</text:p>
          </table:table-cell>
          <table:table-cell table:formula="of:=([.L2]*[.L2]*([.E2] + [.F2]-2*SQRT([.E2]*[.F2]-[.L2]*[.L2]))/([.E2]*[.E2]-2*[.E2]*[.F2]+[.F2]*[.F2]+4*[.L2]*[.L2]))" office:value-type="float" office:value="0.0000000104102034484798">
            <text:p>1.04102034484798E-008</text:p>
          </table:table-cell>
          <table:table-cell table:style-name="ce6" table:formula="of:=1/[.N2]" office:value-type="float" office:value="96059602">
            <text:p>9605960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7000">
            <text:p>7000</text:p>
          </table:table-cell>
          <table:table-cell office:value-type="float" office:value="7001">
            <text:p>7001</text:p>
          </table:table-cell>
          <table:table-cell table:formula="of:=[.A3]*[.A3]+[.B3]*[.B3]" office:value-type="float" office:value="2">
            <text:p>2</text:p>
          </table:table-cell>
          <table:table-cell table:formula="of:=[.C3]*[.C3]+[.D3]*[.D3]" office:value-type="float" office:value="98014001">
            <text:p>98014001</text:p>
          </table:table-cell>
          <table:table-cell table:formula="of:=([.A3]*[.D3]-[.B3]*[.C3])" office:value-type="float" office:value="1">
            <text:p>1</text:p>
          </table:table-cell>
          <table:table-cell table:formula="of:=([.A3]*[.C3]+[.B3]*[.D3])" office:value-type="float" office:value="14001">
            <text:p>14001</text:p>
          </table:table-cell>
          <table:table-cell table:style-name="ce1" table:formula="of:=[.G3]/[.H3]" office:value-type="float" office:value="0.0000714234697521606">
            <text:p>7.14234697521606E-005</text:p>
          </table:table-cell>
          <table:table-cell table:formula="of:=SQRT(1+[.I3]*[.I3])" office:value-type="float" office:value="1.00000000255066">
            <text:p>1.0000000026</text:p>
          </table:table-cell>
          <table:table-cell table:formula="of:=SQRT([.E3]*[.F3])" office:value-type="float" office:value="14001.0000357117">
            <text:p>14001.0000357117</text:p>
          </table:table-cell>
          <table:table-cell table:formula="of:=[.K3]*[.I3]/[.J3]" office:value-type="float" office:value="1">
            <text:p>1</text:p>
          </table:table-cell>
          <table:table-cell table:style-name="ce4" table:formula="of:=SQRT(([.L3]*[.L3]*([.E3] + [.F3]-2*SQRT([.E3]*[.F3]-[.L3]*[.L3]))/([.E3]*[.E3]-2*[.E3]*[.F3]+[.F3]*[.F3]+4*[.L3]*[.L3])))" office:value-type="float" office:value="0.000100993612709202">
            <text:p>0.000100993612709202</text:p>
          </table:table-cell>
          <table:table-cell table:formula="of:=([.L3]*[.L3]*([.E3] + [.F3]-2*SQRT([.E3]*[.F3]-[.L3]*[.L3]))/([.E3]*[.E3]-2*[.E3]*[.F3]+[.F3]*[.F3]+4*[.L3]*[.L3]))" office:value-type="float" office:value="0.0000000101997098080563">
            <text:p>1.01997098080563E-008</text:p>
          </table:table-cell>
          <table:table-cell table:formula="of:=1/[.N3]" office:value-type="float" office:value="98042004.9999999">
            <text:p>98042004.999999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800">
            <text:p>9800</text:p>
          </table:table-cell>
          <table:table-cell office:value-type="float" office:value="1">
            <text:p>1</text:p>
          </table:table-cell>
          <table:table-cell table:formula="of:=[.A4]*[.A4]+[.B4]*[.B4]" office:value-type="float" office:value="1">
            <text:p>1</text:p>
          </table:table-cell>
          <table:table-cell table:formula="of:=[.C4]*[.C4]+[.D4]*[.D4]" office:value-type="float" office:value="96040001">
            <text:p>96040001</text:p>
          </table:table-cell>
          <table:table-cell table:formula="of:=([.A4]*[.D4]-[.B4]*[.C4])" office:value-type="float" office:value="1">
            <text:p>1</text:p>
          </table:table-cell>
          <table:table-cell table:formula="of:=([.A4]*[.C4]+[.B4]*[.D4])" office:value-type="float" office:value="9800">
            <text:p>9800</text:p>
          </table:table-cell>
          <table:table-cell table:style-name="ce1" table:formula="of:=[.G4]/[.H4]" office:value-type="float" office:value="0.000102040816326531">
            <text:p>0.0001020408</text:p>
          </table:table-cell>
          <table:table-cell table:formula="of:=SQRT(1+[.I4]*[.I4])" office:value-type="float" office:value="1.00000000520616">
            <text:p>1.0000000052</text:p>
          </table:table-cell>
          <table:table-cell table:formula="of:=SQRT([.E4]*[.F4])" office:value-type="float" office:value="9800.00005102041">
            <text:p>9800.0000510204</text:p>
          </table:table-cell>
          <table:table-cell table:formula="of:=[.K4]*[.I4]/[.J4]" office:value-type="float" office:value="1">
            <text:p>1</text:p>
          </table:table-cell>
          <table:table-cell table:style-name="ce3" table:formula="of:=SQRT(([.L4]*[.L4]*([.E4] + [.F4]-2*SQRT([.E4]*[.F4]-[.L4]*[.L4]))/([.E4]*[.E4]-2*[.E4]*[.F4]+[.F4]*[.F4]+4*[.L4]*[.L4])))" office:value-type="float" office:value="0.000102030404529629">
            <text:p>0.000102030404529629</text:p>
          </table:table-cell>
          <table:table-cell table:formula="of:=([.L4]*[.L4]*([.E4] + [.F4]-2*SQRT([.E4]*[.F4]-[.L4]*[.L4]))/([.E4]*[.E4]-2*[.E4]*[.F4]+[.F4]*[.F4]+4*[.L4]*[.L4]))" office:value-type="float" office:value="0.0000000104102034484798">
            <text:p>1.04102034484798E-008</text:p>
          </table:table-cell>
          <table:table-cell table:style-name="ce6" table:formula="of:=1/[.N4]" office:value-type="float" office:value="96059602">
            <text:p>96059602</text:p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2195">
            <text:p>2195</text:p>
          </table:table-cell>
          <table:table-cell office:value-type="float" office:value="983">
            <text:p>983</text:p>
          </table:table-cell>
          <table:table-cell office:value-type="float" office:value="261">
            <text:p>261</text:p>
          </table:table-cell>
          <table:table-cell table:formula="of:=[.A5]*[.A5]+[.B5]*[.B5]" office:value-type="float" office:value="73161314">
            <text:p>73161314</text:p>
          </table:table-cell>
          <table:table-cell table:formula="of:=[.C5]*[.C5]+[.D5]*[.D5]" office:value-type="float" office:value="1034410">
            <text:p>1034410</text:p>
          </table:table-cell>
          <table:table-cell table:formula="of:=([.A5]*[.D5]-[.B5]*[.C5])" office:value-type="float" office:value="2">
            <text:p>2</text:p>
          </table:table-cell>
          <table:table-cell table:formula="of:=([.A5]*[.C5]+[.B5]*[.D5])" office:value-type="float" office:value="8699356">
            <text:p>8699356</text:p>
          </table:table-cell>
          <table:table-cell table:style-name="ce1" table:formula="of:=[.G5]/[.H5]" office:value-type="float" office:value="0.000000229902075509957">
            <text:p>2.29902075509957E-007</text:p>
          </table:table-cell>
          <table:table-cell table:formula="of:=SQRT(1+[.I5]*[.I5])" office:value-type="float" office:value="1.00000000000003">
            <text:p>1</text:p>
          </table:table-cell>
          <table:table-cell table:formula="of:=SQRT([.E5]*[.F5])" office:value-type="float" office:value="8699356.00000023">
            <text:p>8699356.00000023</text:p>
          </table:table-cell>
          <table:table-cell table:formula="of:=[.K5]*[.I5]/[.J5]" office:value-type="float" office:value="2">
            <text:p>2</text:p>
          </table:table-cell>
          <table:table-cell table:style-name="ce4" table:formula="of:=SQRT(([.L5]*[.L5]*([.E5] + [.F5]-2*SQRT([.E5]*[.F5]-[.L5]*[.L5]))/([.E5]*[.E5]-2*[.E5]*[.F5]+[.F5]*[.F5]+4*[.L5]*[.L5])))" office:value-type="float" office:value="0.000208975536694109">
            <text:p>0.000208975536694109</text:p>
          </table:table-cell>
          <table:table-cell table:formula="of:=([.L5]*[.L5]*([.E5] + [.F5]-2*SQRT([.E5]*[.F5]-[.L5]*[.L5]))/([.E5]*[.E5]-2*[.E5]*[.F5]+[.F5]*[.F5]+4*[.L5]*[.L5]))" office:value-type="float" office:value="0.0000000436707749365911">
            <text:p>4.36707749365911E-008</text:p>
          </table:table-cell>
          <table:table-cell table:formula="of:=1/[.N5]" office:value-type="float" office:value="22898609">
            <text:p>22898609</text:p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1879">
            <text:p>1879</text:p>
          </table:table-cell>
          <table:table-cell office:value-type="float" office:value="5484">
            <text:p>5484</text:p>
          </table:table-cell>
          <table:table-cell office:value-type="float" office:value="3133">
            <text:p>3133</text:p>
          </table:table-cell>
          <table:table-cell table:formula="of:=[.A6]*[.A6]+[.B6]*[.B6]" office:value-type="float" office:value="14348162">
            <text:p>14348162</text:p>
          </table:table-cell>
          <table:table-cell table:formula="of:=[.C6]*[.C6]+[.D6]*[.D6]" office:value-type="float" office:value="39889945">
            <text:p>39889945</text:p>
          </table:table-cell>
          <table:table-cell table:formula="of:=([.A6]*[.D6]-[.B6]*[.C6])" office:value-type="float" office:value="1">
            <text:p>1</text:p>
          </table:table-cell>
          <table:table-cell table:formula="of:=([.A6]*[.C6]+[.B6]*[.D6])" office:value-type="float" office:value="23923783">
            <text:p>23923783</text:p>
          </table:table-cell>
          <table:table-cell table:style-name="ce1" table:formula="of:=[.G6]/[.H6]" office:value-type="float" office:value="0.0000000417994093994248">
            <text:p>4.17994093994248E-008</text:p>
          </table:table-cell>
          <table:table-cell table:formula="of:=SQRT(1+[.I6]*[.I6])" office:value-type="float" office:value="1">
            <text:p>1</text:p>
          </table:table-cell>
          <table:table-cell table:formula="of:=SQRT([.E6]*[.F6])" office:value-type="float" office:value="23923783">
            <text:p>23923783</text:p>
          </table:table-cell>
          <table:table-cell table:formula="of:=[.K6]*[.I6]/[.J6]" office:value-type="float" office:value="1">
            <text:p>1</text:p>
          </table:table-cell>
          <table:table-cell table:style-name="ce4" table:formula="of:=SQRT(([.L6]*[.L6]*([.E6] + [.F6]-2*SQRT([.E6]*[.F6]-[.L6]*[.L6]))/([.E6]*[.E6]-2*[.E6]*[.F6]+[.F6]*[.F6]+4*[.L6]*[.L6])))" office:value-type="float" office:value="0.0000989731976751292">
            <text:p>0.0000989731976751292</text:p>
          </table:table-cell>
          <table:table-cell table:formula="of:=([.L6]*[.L6]*([.E6] + [.F6]-2*SQRT([.E6]*[.F6]-[.L6]*[.L6]))/([.E6]*[.E6]-2*[.E6]*[.F6]+[.F6]*[.F6]+4*[.L6]*[.L6]))" office:value-type="float" office:value="0.0000000097956938580402">
            <text:p>9.7956938580402E-009</text:p>
          </table:table-cell>
          <table:table-cell table:formula="of:=1/[.N6]" office:value-type="float" office:value="102085673">
            <text:p>10208567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7]*[.A7]+[.B7]*[.B7]" office:value-type="float" office:value="3341">
            <text:p>3341</text:p>
          </table:table-cell>
          <table:table-cell table:formula="of:=[.C7]*[.C7]+[.D7]*[.D7]" office:value-type="float" office:value="13">
            <text:p>13</text:p>
          </table:table-cell>
          <table:table-cell table:formula="of:=([.A7]*[.D7]-[.B7]*[.C7])" office:value-type="float" office:value="13">
            <text:p>13</text:p>
          </table:table-cell>
          <table:table-cell table:formula="of:=([.A7]*[.C7]+[.B7]*[.D7])" office:value-type="float" office:value="208">
            <text:p>208</text:p>
          </table:table-cell>
          <table:table-cell table:style-name="ce1" table:formula="of:=[.G7]/[.H7]" office:value-type="float" office:value="0.0625">
            <text:p>0.0625</text:p>
          </table:table-cell>
          <table:table-cell table:formula="of:=SQRT(1+[.I7]*[.I7])" office:value-type="float" office:value="1.00195122136759">
            <text:p>1.0019512214</text:p>
          </table:table-cell>
          <table:table-cell table:formula="of:=SQRT([.E7]*[.F7])" office:value-type="float" office:value="208.405854044458">
            <text:p>208.4058540445</text:p>
          </table:table-cell>
          <table:table-cell table:formula="of:=[.K7]*[.I7]/[.J7]" office:value-type="float" office:value="13">
            <text:p>13</text:p>
          </table:table-cell>
          <table:table-cell table:style-name="ce4" table:formula="of:=SQRT(([.L7]*[.L7]*([.E7] + [.F7]-2*SQRT([.E7]*[.F7]-[.L7]*[.L7]))/([.E7]*[.E7]-2*[.E7]*[.F7]+[.F7]*[.F7]+4*[.L7]*[.L7])))" office:value-type="float" office:value="0.211725261144948">
            <text:p>0.211725261144948</text:p>
          </table:table-cell>
          <table:table-cell table:formula="of:=([.L7]*[.L7]*([.E7] + [.F7]-2*SQRT([.E7]*[.F7]-[.L7]*[.L7]))/([.E7]*[.E7]-2*[.E7]*[.F7]+[.F7]*[.F7]+4*[.L7]*[.L7]))" office:value-type="float" office:value="0.0448275862068965">
            <text:p>0.0448275862</text:p>
          </table:table-cell>
          <table:table-cell table:formula="of:=1/[.N7]" office:value-type="float" office:value="22.3076923076923">
            <text:p>22.3076923077</text:p>
          </table:table-cell>
        </table:table-row>
        <table:table-row table:style-name="ro2">
          <table:table-cell office:value-type="float" office:value="6005">
            <text:p>6005</text:p>
          </table:table-cell>
          <table:table-cell office:value-type="float" office:value="2489">
            <text:p>2489</text:p>
          </table:table-cell>
          <table:table-cell office:value-type="float" office:value="1836">
            <text:p>1836</text:p>
          </table:table-cell>
          <table:table-cell office:value-type="float" office:value="761">
            <text:p>761</text:p>
          </table:table-cell>
          <table:table-cell table:formula="of:=[.A8]*[.A8]+[.B8]*[.B8]" office:value-type="float" office:value="42255146">
            <text:p>42255146</text:p>
          </table:table-cell>
          <table:table-cell table:formula="of:=[.C8]*[.C8]+[.D8]*[.D8]" office:value-type="float" office:value="3950017">
            <text:p>3950017</text:p>
          </table:table-cell>
          <table:table-cell table:formula="of:=([.A8]*[.D8]-[.B8]*[.C8])" office:value-type="float" office:value="1">
            <text:p>1</text:p>
          </table:table-cell>
          <table:table-cell table:formula="of:=([.A8]*[.C8]+[.B8]*[.D8])" office:value-type="float" office:value="12919309">
            <text:p>12919309</text:p>
          </table:table-cell>
          <table:table-cell table:style-name="ce1" table:formula="of:=[.G8]/[.H8]" office:value-type="float" office:value="0.0000000774035205752877">
            <text:p>7.74035205752877E-008</text:p>
          </table:table-cell>
          <table:table-cell table:formula="of:=SQRT(1+[.I8]*[.I8])" office:value-type="float" office:value="1">
            <text:p>1</text:p>
          </table:table-cell>
          <table:table-cell table:formula="of:=SQRT([.E8]*[.F8])" office:value-type="float" office:value="12919309">
            <text:p>12919309</text:p>
          </table:table-cell>
          <table:table-cell table:formula="of:=[.K8]*[.I8]/[.J8]" office:value-type="float" office:value="1">
            <text:p>1</text:p>
          </table:table-cell>
          <table:table-cell table:style-name="ce3" table:formula="of:=SQRT(([.L8]*[.L8]*([.E8] + [.F8]-2*SQRT([.E8]*[.F8]-[.L8]*[.L8]))/([.E8]*[.E8]-2*[.E8]*[.F8]+[.F8]*[.F8]+4*[.L8]*[.L8])))" office:value-type="float" office:value="0.000117815315694576">
            <text:p>0.000117815315694576</text:p>
          </table:table-cell>
          <table:table-cell table:style-name="ce5" table:formula="of:=([.L8]*[.L8]*([.E8] + [.F8]-2*SQRT([.E8]*[.F8]-[.L8]*[.L8]))/([.E8]*[.E8]-2*[.E8]*[.F8]+[.F8]*[.F8]+4*[.L8]*[.L8]))" office:value-type="float" office:value="0.0000000138804486122126">
            <text:p>1.38804486122126E-008</text:p>
          </table:table-cell>
          <table:table-cell table:style-name="ce6" table:formula="of:=1/[.N8]" office:value-type="float" office:value="72043781">
            <text:p>72043781</text:p>
          </table:table-cell>
        </table:table-row>
        <table:table-row table:style-name="ro2">
          <table:table-cell office:value-type="float" office:value="3443">
            <text:p>3443</text:p>
          </table:table-cell>
          <table:table-cell office:value-type="float" office:value="1791">
            <text:p>1791</text:p>
          </table:table-cell>
          <table:table-cell office:value-type="float" office:value="4087">
            <text:p>4087</text:p>
          </table:table-cell>
          <table:table-cell office:value-type="float" office:value="2126">
            <text:p>2126</text:p>
          </table:table-cell>
          <table:table-cell table:formula="of:=[.A9]*[.A9]+[.B9]*[.B9]" office:value-type="float" office:value="15061930">
            <text:p>15061930</text:p>
          </table:table-cell>
          <table:table-cell table:formula="of:=[.C9]*[.C9]+[.D9]*[.D9]" office:value-type="float" office:value="21223445">
            <text:p>21223445</text:p>
          </table:table-cell>
          <table:table-cell table:formula="of:=([.A9]*[.D9]-[.B9]*[.C9])" office:value-type="float" office:value="1">
            <text:p>1</text:p>
          </table:table-cell>
          <table:table-cell table:formula="of:=([.A9]*[.C9]+[.B9]*[.D9])" office:value-type="float" office:value="17879207">
            <text:p>17879207</text:p>
          </table:table-cell>
          <table:table-cell table:style-name="ce1" table:formula="of:=[.G9]/[.H9]" office:value-type="float" office:value="0.0000000559308922369991">
            <text:p>5.59308922369991E-008</text:p>
          </table:table-cell>
          <table:table-cell table:formula="of:=SQRT(1+[.I9]*[.I9])" office:value-type="float" office:value="1">
            <text:p>1</text:p>
          </table:table-cell>
          <table:table-cell table:formula="of:=SQRT([.E9]*[.F9])" office:value-type="float" office:value="17879207">
            <text:p>17879207</text:p>
          </table:table-cell>
          <table:table-cell table:formula="of:=[.K9]*[.I9]/[.J9]" office:value-type="float" office:value="1">
            <text:p>1</text:p>
          </table:table-cell>
          <table:table-cell table:style-name="ce4" table:formula="of:=SQRT(([.L9]*[.L9]*([.E9] + [.F9]-2*SQRT([.E9]*[.F9]-[.L9]*[.L9]))/([.E9]*[.E9]-2*[.E9]*[.F9]+[.F9]*[.F9]+4*[.L9]*[.L9])))" office:value-type="float" office:value="0.000117815309153259">
            <text:p>0.000117815309153259</text:p>
          </table:table-cell>
          <table:table-cell table:formula="of:=([.L9]*[.L9]*([.E9] + [.F9]-2*SQRT([.E9]*[.F9]-[.L9]*[.L9]))/([.E9]*[.E9]-2*[.E9]*[.F9]+[.F9]*[.F9]+4*[.L9]*[.L9]))" office:value-type="float" office:value="0.000000013880447070878">
            <text:p>1.3880447070878E-008</text:p>
          </table:table-cell>
          <table:table-cell table:formula="of:=1/[.N9]" office:value-type="float" office:value="72043789">
            <text:p>72043789</text:p>
          </table:table-cell>
        </table:table-row>
        <table:table-row table:style-name="ro2">
          <table:table-cell office:value-type="float" office:value="7084">
            <text:p>7084</text:p>
          </table:table-cell>
          <table:table-cell office:value-type="float" office:value="4595">
            <text:p>4595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formula="of:=[.A10]*[.A10]+[.B10]*[.B10]" office:value-type="float" office:value="71297081">
            <text:p>71297081</text:p>
          </table:table-cell>
          <table:table-cell table:formula="of:=[.C10]*[.C10]+[.D10]*[.D10]" office:value-type="float" office:value="1945">
            <text:p>1945</text:p>
          </table:table-cell>
          <table:table-cell table:formula="of:=([.A10]*[.D10]-[.B10]*[.C10])" office:value-type="float" office:value="1">
            <text:p>1</text:p>
          </table:table-cell>
          <table:table-cell table:formula="of:=([.A10]*[.C10]+[.B10]*[.D10])" office:value-type="float" office:value="372388">
            <text:p>372388</text:p>
          </table:table-cell>
          <table:table-cell table:style-name="ce1" table:formula="of:=[.G10]/[.H10]" office:value-type="float" office:value="0.00000268537117200339">
            <text:p>2.68537117200339E-006</text:p>
          </table:table-cell>
          <table:table-cell table:formula="of:=SQRT(1+[.I10]*[.I10])" office:value-type="float" office:value="1.00000000000361">
            <text:p>1</text:p>
          </table:table-cell>
          <table:table-cell table:formula="of:=SQRT([.E10]*[.F10])" office:value-type="float" office:value="372388.000001343">
            <text:p>372388.000001343</text:p>
          </table:table-cell>
          <table:table-cell table:formula="of:=[.K10]*[.I10]/[.J10]" office:value-type="float" office:value="1">
            <text:p>1</text:p>
          </table:table-cell>
          <table:table-cell table:style-name="ce4" table:formula="of:=SQRT(([.L10]*[.L10]*([.E10] + [.F10]-2*SQRT([.E10]*[.F10]-[.L10]*[.L10]))/([.E10]*[.E10]-2*[.E10]*[.F10]+[.F10]*[.F10]+4*[.L10]*[.L10])))" office:value-type="float" office:value="0.000117815298523621">
            <text:p>0.000117815298523621</text:p>
          </table:table-cell>
          <table:table-cell table:formula="of:=([.L10]*[.L10]*([.E10] + [.F10]-2*SQRT([.E10]*[.F10]-[.L10]*[.L10]))/([.E10]*[.E10]-2*[.E10]*[.F10]+[.F10]*[.F10]+4*[.L10]*[.L10]))" office:value-type="float" office:value="0.0000000138804445662099">
            <text:p>1.38804445662099E-008</text:p>
          </table:table-cell>
          <table:table-cell table:formula="of:=1/[.N10]" office:value-type="float" office:value="72043802">
            <text:p>72043802</text:p>
          </table:table-cell>
        </table:table-row>
        <table:table-row table:style-name="ro2">
          <table:table-cell office:value-type="float" office:value="3004">
            <text:p>3004</text:p>
          </table:table-cell>
          <table:table-cell office:value-type="float" office:value="385">
            <text:p>385</text:p>
          </table:table-cell>
          <table:table-cell office:value-type="float" office:value="5415">
            <text:p>5415</text:p>
          </table:table-cell>
          <table:table-cell office:value-type="float" office:value="694">
            <text:p>694</text:p>
          </table:table-cell>
          <table:table-cell table:formula="of:=[.A11]*[.A11]+[.B11]*[.B11]" office:value-type="float" office:value="9172241">
            <text:p>9172241</text:p>
          </table:table-cell>
          <table:table-cell table:formula="of:=[.C11]*[.C11]+[.D11]*[.D11]" office:value-type="float" office:value="29803861">
            <text:p>29803861</text:p>
          </table:table-cell>
          <table:table-cell table:formula="of:=([.A11]*[.D11]-[.B11]*[.C11])" office:value-type="float" office:value="1">
            <text:p>1</text:p>
          </table:table-cell>
          <table:table-cell table:formula="of:=([.A11]*[.C11]+[.B11]*[.D11])" office:value-type="float" office:value="16533850">
            <text:p>16533850</text:p>
          </table:table-cell>
          <table:table-cell table:style-name="ce1" table:formula="of:=[.G11]/[.H11]" office:value-type="float" office:value="0.0000000604819809058386">
            <text:p>6.04819809058386E-008</text:p>
          </table:table-cell>
          <table:table-cell table:formula="of:=SQRT(1+[.I11]*[.I11])" office:value-type="float" office:value="1">
            <text:p>1</text:p>
          </table:table-cell>
          <table:table-cell table:formula="of:=SQRT([.E11]*[.F11])" office:value-type="float" office:value="16533850">
            <text:p>16533850</text:p>
          </table:table-cell>
          <table:table-cell table:formula="of:=[.K11]*[.I11]/[.J11]" office:value-type="float" office:value="1">
            <text:p>1</text:p>
          </table:table-cell>
          <table:table-cell table:style-name="ce4" table:formula="of:=SQRT(([.L11]*[.L11]*([.E11] + [.F11]-2*SQRT([.E11]*[.F11]-[.L11]*[.L11]))/([.E11]*[.E11]-2*[.E11]*[.F11]+[.F11]*[.F11]+4*[.L11]*[.L11])))" office:value-type="float" office:value="0.000117815298523621">
            <text:p>0.000117815298523621</text:p>
          </table:table-cell>
          <table:table-cell table:formula="of:=([.L11]*[.L11]*([.E11] + [.F11]-2*SQRT([.E11]*[.F11]-[.L11]*[.L11]))/([.E11]*[.E11]-2*[.E11]*[.F11]+[.F11]*[.F11]+4*[.L11]*[.L11]))" office:value-type="float" office:value="0.0000000138804445662099">
            <text:p>1.38804445662099E-008</text:p>
          </table:table-cell>
          <table:table-cell table:formula="of:=1/[.N11]" office:value-type="float" office:value="72043802">
            <text:p>72043802</text:p>
          </table:table-cell>
        </table:table-row>
        <table:table-row table:style-name="ro2">
          <table:table-cell office:value-type="float" office:value="3146">
            <text:p>3146</text:p>
          </table:table-cell>
          <table:table-cell office:value-type="float" office:value="1129">
            <text:p>1129</text:p>
          </table:table-cell>
          <table:table-cell office:value-type="float" office:value="4843">
            <text:p>4843</text:p>
          </table:table-cell>
          <table:table-cell office:value-type="float" office:value="1738">
            <text:p>1738</text:p>
          </table:table-cell>
          <table:table-cell table:formula="of:=[.A12]*[.A12]+[.B12]*[.B12]" office:value-type="float" office:value="11171957">
            <text:p>11171957</text:p>
          </table:table-cell>
          <table:table-cell table:formula="of:=[.C12]*[.C12]+[.D12]*[.D12]" office:value-type="float" office:value="26475293">
            <text:p>26475293</text:p>
          </table:table-cell>
          <table:table-cell table:formula="of:=([.A12]*[.D12]-[.B12]*[.C12])" office:value-type="float" office:value="1">
            <text:p>1</text:p>
          </table:table-cell>
          <table:table-cell table:formula="of:=([.A12]*[.C12]+[.B12]*[.D12])" office:value-type="float" office:value="17198280">
            <text:p>17198280</text:p>
          </table:table-cell>
          <table:table-cell table:style-name="ce1" table:formula="of:=[.G12]/[.H12]" office:value-type="float" office:value="0.0000000581453494186628">
            <text:p>5.81453494186628E-008</text:p>
          </table:table-cell>
          <table:table-cell table:formula="of:=SQRT(1+[.I12]*[.I12])" office:value-type="float" office:value="1">
            <text:p>1</text:p>
          </table:table-cell>
          <table:table-cell table:formula="of:=SQRT([.E12]*[.F12])" office:value-type="float" office:value="17198280">
            <text:p>17198280</text:p>
          </table:table-cell>
          <table:table-cell table:formula="of:=[.K12]*[.I12]/[.J12]" office:value-type="float" office:value="1">
            <text:p>1</text:p>
          </table:table-cell>
          <table:table-cell table:style-name="ce4" table:formula="of:=SQRT(([.L12]*[.L12]*([.E12] + [.F12]-2*SQRT([.E12]*[.F12]-[.L12]*[.L12]))/([.E12]*[.E12]-2*[.E12]*[.F12]+[.F12]*[.F12]+4*[.L12]*[.L12])))" office:value-type="float" office:value="0.000117815291982306">
            <text:p>0.000117815291982306</text:p>
          </table:table-cell>
          <table:table-cell table:formula="of:=([.L12]*[.L12]*([.E12] + [.F12]-2*SQRT([.E12]*[.F12]-[.L12]*[.L12]))/([.E12]*[.E12]-2*[.E12]*[.F12]+[.F12]*[.F12]+4*[.L12]*[.L12]))" office:value-type="float" office:value="0.0000000138804430248761">
            <text:p>1.38804430248761E-008</text:p>
          </table:table-cell>
          <table:table-cell table:formula="of:=1/[.N12]" office:value-type="float" office:value="72043810">
            <text:p>72043810</text:p>
          </table:table-cell>
        </table:table-row>
        <table:table-row table:style-name="ro2">
          <table:table-cell office:value-type="float" office:value="4489">
            <text:p>4489</text:p>
          </table:table-cell>
          <table:table-cell office:value-type="float" office:value="64">
            <text:p>64</text:p>
          </table:table-cell>
          <table:table-cell office:value-type="float" office:value="3998">
            <text:p>3998</text:p>
          </table:table-cell>
          <table:table-cell office:value-type="float" office:value="57">
            <text:p>57</text:p>
          </table:table-cell>
          <table:table-cell table:formula="of:=[.A13]*[.A13]+[.B13]*[.B13]" office:value-type="float" office:value="20155217">
            <text:p>20155217</text:p>
          </table:table-cell>
          <table:table-cell table:formula="of:=[.C13]*[.C13]+[.D13]*[.D13]" office:value-type="float" office:value="15987253">
            <text:p>15987253</text:p>
          </table:table-cell>
          <table:table-cell table:formula="of:=([.A13]*[.D13]-[.B13]*[.C13])" office:value-type="float" office:value="1">
            <text:p>1</text:p>
          </table:table-cell>
          <table:table-cell table:formula="of:=([.A13]*[.C13]+[.B13]*[.D13])" office:value-type="float" office:value="17950670">
            <text:p>17950670</text:p>
          </table:table-cell>
          <table:table-cell table:style-name="ce1" table:formula="of:=[.G13]/[.H13]" office:value-type="float" office:value="0.0000000557082270466785">
            <text:p>5.57082270466785E-008</text:p>
          </table:table-cell>
          <table:table-cell table:formula="of:=SQRT(1+[.I13]*[.I13])" office:value-type="float" office:value="1">
            <text:p>1</text:p>
          </table:table-cell>
          <table:table-cell table:formula="of:=SQRT([.E13]*[.F13])" office:value-type="float" office:value="17950670">
            <text:p>17950670</text:p>
          </table:table-cell>
          <table:table-cell table:formula="of:=[.K13]*[.I13]/[.J13]" office:value-type="float" office:value="1">
            <text:p>1</text:p>
          </table:table-cell>
          <table:table-cell table:style-name="ce4" table:formula="of:=SQRT(([.L13]*[.L13]*([.E13] + [.F13]-2*SQRT([.E13]*[.F13]-[.L13]*[.L13]))/([.E13]*[.E13]-2*[.E13]*[.F13]+[.F13]*[.F13]+4*[.L13]*[.L13])))" office:value-type="float" office:value="0.000117815291982306">
            <text:p>0.000117815291982306</text:p>
          </table:table-cell>
          <table:table-cell table:formula="of:=([.L13]*[.L13]*([.E13] + [.F13]-2*SQRT([.E13]*[.F13]-[.L13]*[.L13]))/([.E13]*[.E13]-2*[.E13]*[.F13]+[.F13]*[.F13]+4*[.L13]*[.L13]))" office:value-type="float" office:value="0.0000000138804430248761">
            <text:p>1.38804430248761E-008</text:p>
          </table:table-cell>
          <table:table-cell table:formula="of:=1/[.N13]" office:value-type="float" office:value="72043810">
            <text:p>72043810</text:p>
          </table:table-cell>
        </table:table-row>
        <table:table-row table:style-name="ro2">
          <table:table-cell office:value-type="float" office:value="4075">
            <text:p>4075</text:p>
          </table:table-cell>
          <table:table-cell office:value-type="float" office:value="3991">
            <text:p>3991</text:p>
          </table:table-cell>
          <table:table-cell office:value-type="float" office:value="1989">
            <text:p>1989</text:p>
          </table:table-cell>
          <table:table-cell office:value-type="float" office:value="1948">
            <text:p>1948</text:p>
          </table:table-cell>
          <table:table-cell table:formula="of:=[.A14]*[.A14]+[.B14]*[.B14]" office:value-type="float" office:value="32533706">
            <text:p>32533706</text:p>
          </table:table-cell>
          <table:table-cell table:formula="of:=[.C14]*[.C14]+[.D14]*[.D14]" office:value-type="float" office:value="7750825">
            <text:p>7750825</text:p>
          </table:table-cell>
          <table:table-cell table:formula="of:=([.A14]*[.D14]-[.B14]*[.C14])" office:value-type="float" office:value="1">
            <text:p>1</text:p>
          </table:table-cell>
          <table:table-cell table:formula="of:=([.A14]*[.C14]+[.B14]*[.D14])" office:value-type="float" office:value="15879643">
            <text:p>15879643</text:p>
          </table:table-cell>
          <table:table-cell table:style-name="ce1" table:formula="of:=[.G14]/[.H14]" office:value-type="float" office:value="0.0000000629737079101841">
            <text:p>0.000000063</text:p>
          </table:table-cell>
          <table:table-cell table:formula="of:=SQRT(1+[.I14]*[.I14])" office:value-type="float" office:value="1">
            <text:p>1</text:p>
          </table:table-cell>
          <table:table-cell table:formula="of:=SQRT([.E14]*[.F14])" office:value-type="float" office:value="15879643">
            <text:p>15879643</text:p>
          </table:table-cell>
          <table:table-cell table:formula="of:=[.K14]*[.I14]/[.J14]" office:value-type="float" office:value="1">
            <text:p>1</text:p>
          </table:table-cell>
          <table:table-cell table:style-name="ce4" table:formula="of:=SQRT(([.L14]*[.L14]*([.E14] + [.F14]-2*SQRT([.E14]*[.F14]-[.L14]*[.L14]))/([.E14]*[.E14]-2*[.E14]*[.F14]+[.F14]*[.F14]+4*[.L14]*[.L14])))" office:value-type="float" office:value="0.000117815286258657">
            <text:p>0.000117815286258657</text:p>
          </table:table-cell>
          <table:table-cell table:formula="of:=([.L14]*[.L14]*([.E14] + [.F14]-2*SQRT([.E14]*[.F14]-[.L14]*[.L14]))/([.E14]*[.E14]-2*[.E14]*[.F14]+[.F14]*[.F14]+4*[.L14]*[.L14]))" office:value-type="float" office:value="0.0000000138804416762094">
            <text:p>1.38804416762094E-008</text:p>
          </table:table-cell>
          <table:table-cell table:formula="of:=1/[.N14]" office:value-type="float" office:value="72043817">
            <text:p>72043817</text:p>
          </table:table-cell>
        </table:table-row>
        <table:table-row table:style-name="ro2">
          <table:table-cell office:value-type="float" office:value="7206">
            <text:p>7206</text:p>
          </table:table-cell>
          <table:table-cell office:value-type="float" office:value="1051">
            <text:p>1051</text:p>
          </table:table-cell>
          <table:table-cell office:value-type="float" office:value="1193">
            <text:p>1193</text:p>
          </table:table-cell>
          <table:table-cell office:value-type="float" office:value="174">
            <text:p>174</text:p>
          </table:table-cell>
          <table:table-cell table:formula="of:=[.A15]*[.A15]+[.B15]*[.B15]" office:value-type="float" office:value="53031037">
            <text:p>53031037</text:p>
          </table:table-cell>
          <table:table-cell table:formula="of:=[.C15]*[.C15]+[.D15]*[.D15]" office:value-type="float" office:value="1453525">
            <text:p>1453525</text:p>
          </table:table-cell>
          <table:table-cell table:formula="of:=([.A15]*[.D15]-[.B15]*[.C15])" office:value-type="float" office:value="1">
            <text:p>1</text:p>
          </table:table-cell>
          <table:table-cell table:formula="of:=([.A15]*[.C15]+[.B15]*[.D15])" office:value-type="float" office:value="8779632">
            <text:p>8779632</text:p>
          </table:table-cell>
          <table:table-cell table:style-name="ce1" table:formula="of:=[.G15]/[.H15]" office:value-type="float" office:value="0.000000113899990341281">
            <text:p>1.13899990341281E-007</text:p>
          </table:table-cell>
          <table:table-cell table:formula="of:=SQRT(1+[.I15]*[.I15])" office:value-type="float" office:value="1.00000000000001">
            <text:p>1</text:p>
          </table:table-cell>
          <table:table-cell table:formula="of:=SQRT([.E15]*[.F15])" office:value-type="float" office:value="8779632.00000006">
            <text:p>8779632.00000006</text:p>
          </table:table-cell>
          <table:table-cell table:formula="of:=[.K15]*[.I15]/[.J15]" office:value-type="float" office:value="1">
            <text:p>1</text:p>
          </table:table-cell>
          <table:table-cell table:style-name="ce4" table:formula="of:=SQRT(([.L15]*[.L15]*([.E15] + [.F15]-2*SQRT([.E15]*[.F15]-[.L15]*[.L15]))/([.E15]*[.E15]-2*[.E15]*[.F15]+[.F15]*[.F15]+4*[.L15]*[.L15])))" office:value-type="float" office:value="0.000117815278899681">
            <text:p>0.000117815278899681</text:p>
          </table:table-cell>
          <table:table-cell table:formula="of:=([.L15]*[.L15]*([.E15] + [.F15]-2*SQRT([.E15]*[.F15]-[.L15]*[.L15]))/([.E15]*[.E15]-2*[.E15]*[.F15]+[.F15]*[.F15]+4*[.L15]*[.L15]))" office:value-type="float" office:value="0.0000000138804399422096">
            <text:p>1.38804399422096E-008</text:p>
          </table:table-cell>
          <table:table-cell table:formula="of:=1/[.N15]" office:value-type="float" office:value="72043826">
            <text:p>72043826</text:p>
          </table:table-cell>
        </table:table-row>
        <table:table-row table:style-name="ro2">
          <table:table-cell office:value-type="float" office:value="6881">
            <text:p>6881</text:p>
          </table:table-cell>
          <table:table-cell office:value-type="float" office:value="3023">
            <text:p>3023</text:p>
          </table:table-cell>
          <table:table-cell office:value-type="float" office:value="890">
            <text:p>890</text:p>
          </table:table-cell>
          <table:table-cell office:value-type="float" office:value="391">
            <text:p>391</text:p>
          </table:table-cell>
          <table:table-cell table:formula="of:=[.A16]*[.A16]+[.B16]*[.B16]" office:value-type="float" office:value="56486690">
            <text:p>56486690</text:p>
          </table:table-cell>
          <table:table-cell table:formula="of:=[.C16]*[.C16]+[.D16]*[.D16]" office:value-type="float" office:value="944981">
            <text:p>944981</text:p>
          </table:table-cell>
          <table:table-cell table:formula="of:=([.A16]*[.D16]-[.B16]*[.C16])" office:value-type="float" office:value="1">
            <text:p>1</text:p>
          </table:table-cell>
          <table:table-cell table:formula="of:=([.A16]*[.C16]+[.B16]*[.D16])" office:value-type="float" office:value="7306083">
            <text:p>7306083</text:p>
          </table:table-cell>
          <table:table-cell table:style-name="ce1" table:formula="of:=[.G16]/[.H16]" office:value-type="float" office:value="0.000000136872247413559">
            <text:p>1.36872247413559E-007</text:p>
          </table:table-cell>
          <table:table-cell table:formula="of:=SQRT(1+[.I16]*[.I16])" office:value-type="float" office:value="1.00000000000001">
            <text:p>1</text:p>
          </table:table-cell>
          <table:table-cell table:formula="of:=SQRT([.E16]*[.F16])" office:value-type="float" office:value="7306083.00000007">
            <text:p>7306083.00000007</text:p>
          </table:table-cell>
          <table:table-cell table:formula="of:=[.K16]*[.I16]/[.J16]" office:value-type="float" office:value="1">
            <text:p>1</text:p>
          </table:table-cell>
          <table:table-cell table:style-name="ce4" table:formula="of:=SQRT(([.L16]*[.L16]*([.E16] + [.F16]-2*SQRT([.E16]*[.F16]-[.L16]*[.L16]))/([.E16]*[.E16]-2*[.E16]*[.F16]+[.F16]*[.F16]+4*[.L16]*[.L16])))" office:value-type="float" office:value="0.000117815269905379">
            <text:p>0.000117815269905379</text:p>
          </table:table-cell>
          <table:table-cell table:formula="of:=([.L16]*[.L16]*([.E16] + [.F16]-2*SQRT([.E16]*[.F16]-[.L16]*[.L16]))/([.E16]*[.E16]-2*[.E16]*[.F16]+[.F16]*[.F16]+4*[.L16]*[.L16]))" office:value-type="float" office:value="0.0000000138804378228772">
            <text:p>1.38804378228772E-008</text:p>
          </table:table-cell>
          <table:table-cell table:formula="of:=1/[.N16]" office:value-type="float" office:value="72043837">
            <text:p>72043837</text:p>
          </table:table-cell>
        </table:table-row>
        <table:table-row table:style-name="ro2">
          <table:table-cell office:value-type="float" office:value="3255">
            <text:p>3255</text:p>
          </table:table-cell>
          <table:table-cell office:value-type="float" office:value="2969">
            <text:p>2969</text:p>
          </table:table-cell>
          <table:table-cell office:value-type="float" office:value="3016">
            <text:p>3016</text:p>
          </table:table-cell>
          <table:table-cell office:value-type="float" office:value="2751">
            <text:p>2751</text:p>
          </table:table-cell>
          <table:table-cell table:formula="of:=[.A17]*[.A17]+[.B17]*[.B17]" office:value-type="float" office:value="19409986">
            <text:p>19409986</text:p>
          </table:table-cell>
          <table:table-cell table:formula="of:=[.C17]*[.C17]+[.D17]*[.D17]" office:value-type="float" office:value="16664257">
            <text:p>16664257</text:p>
          </table:table-cell>
          <table:table-cell table:formula="of:=([.A17]*[.D17]-[.B17]*[.C17])" office:value-type="float" office:value="1">
            <text:p>1</text:p>
          </table:table-cell>
          <table:table-cell table:formula="of:=([.A17]*[.C17]+[.B17]*[.D17])" office:value-type="float" office:value="17984799">
            <text:p>17984799</text:p>
          </table:table-cell>
          <table:table-cell table:style-name="ce1" table:formula="of:=[.G17]/[.H17]" office:value-type="float" office:value="0.0000000556025118768355">
            <text:p>5.56025118768355E-008</text:p>
          </table:table-cell>
          <table:table-cell table:formula="of:=SQRT(1+[.I17]*[.I17])" office:value-type="float" office:value="1">
            <text:p>1</text:p>
          </table:table-cell>
          <table:table-cell table:formula="of:=SQRT([.E17]*[.F17])" office:value-type="float" office:value="17984799">
            <text:p>17984799</text:p>
          </table:table-cell>
          <table:table-cell table:formula="of:=[.K17]*[.I17]/[.J17]" office:value-type="float" office:value="1">
            <text:p>1</text:p>
          </table:table-cell>
          <table:table-cell table:style-name="ce4" table:formula="of:=SQRT(([.L17]*[.L17]*([.E17] + [.F17]-2*SQRT([.E17]*[.F17]-[.L17]*[.L17]))/([.E17]*[.E17]-2*[.E17]*[.F17]+[.F17]*[.F17]+4*[.L17]*[.L17])))" office:value-type="float" office:value="0.000117815266634724">
            <text:p>0.000117815266634724</text:p>
          </table:table-cell>
          <table:table-cell table:formula="of:=([.L17]*[.L17]*([.E17] + [.F17]-2*SQRT([.E17]*[.F17]-[.L17]*[.L17]))/([.E17]*[.E17]-2*[.E17]*[.F17]+[.F17]*[.F17]+4*[.L17]*[.L17]))" office:value-type="float" office:value="0.000000013880437052211">
            <text:p>1.3880437052211E-008</text:p>
          </table:table-cell>
          <table:table-cell table:formula="of:=1/[.N17]" office:value-type="float" office:value="72043841">
            <text:p>72043841</text:p>
          </table:table-cell>
        </table:table-row>
        <table:table-row table:style-name="ro2">
          <table:table-cell office:value-type="float" office:value="7656">
            <text:p>7656</text:p>
          </table:table-cell>
          <table:table-cell office:value-type="float" office:value="1951">
            <text:p>1951</text:p>
          </table:table-cell>
          <table:table-cell office:value-type="float" office:value="569">
            <text:p>569</text:p>
          </table:table-cell>
          <table:table-cell office:value-type="float" office:value="145">
            <text:p>145</text:p>
          </table:table-cell>
          <table:table-cell table:formula="of:=[.A18]*[.A18]+[.B18]*[.B18]" office:value-type="float" office:value="62420737">
            <text:p>62420737</text:p>
          </table:table-cell>
          <table:table-cell table:formula="of:=[.C18]*[.C18]+[.D18]*[.D18]" office:value-type="float" office:value="344786">
            <text:p>344786</text:p>
          </table:table-cell>
          <table:table-cell table:formula="of:=([.A18]*[.D18]-[.B18]*[.C18])" office:value-type="float" office:value="1">
            <text:p>1</text:p>
          </table:table-cell>
          <table:table-cell table:formula="of:=([.A18]*[.C18]+[.B18]*[.D18])" office:value-type="float" office:value="4639159">
            <text:p>4639159</text:p>
          </table:table-cell>
          <table:table-cell table:style-name="ce1" table:formula="of:=[.G18]/[.H18]" office:value-type="float" office:value="0.000000215556310960672">
            <text:p>2.15556310960672E-007</text:p>
          </table:table-cell>
          <table:table-cell table:formula="of:=SQRT(1+[.I18]*[.I18])" office:value-type="float" office:value="1.00000000000002">
            <text:p>1</text:p>
          </table:table-cell>
          <table:table-cell table:formula="of:=SQRT([.E18]*[.F18])" office:value-type="float" office:value="4639159.00000011">
            <text:p>4639159.00000011</text:p>
          </table:table-cell>
          <table:table-cell table:formula="of:=[.K18]*[.I18]/[.J18]" office:value-type="float" office:value="1">
            <text:p>1</text:p>
          </table:table-cell>
          <table:table-cell table:style-name="ce4" table:formula="of:=SQRT(([.L18]*[.L18]*([.E18] + [.F18]-2*SQRT([.E18]*[.F18]-[.L18]*[.L18]))/([.E18]*[.E18]-2*[.E18]*[.F18]+[.F18]*[.F18]+4*[.L18]*[.L18])))" office:value-type="float" office:value="0.000117815266634724">
            <text:p>0.000117815266634724</text:p>
          </table:table-cell>
          <table:table-cell table:formula="of:=([.L18]*[.L18]*([.E18] + [.F18]-2*SQRT([.E18]*[.F18]-[.L18]*[.L18]))/([.E18]*[.E18]-2*[.E18]*[.F18]+[.F18]*[.F18]+4*[.L18]*[.L18]))" office:value-type="float" office:value="0.000000013880437052211">
            <text:p>1.3880437052211E-008</text:p>
          </table:table-cell>
          <table:table-cell table:formula="of:=1/[.N18]" office:value-type="float" office:value="72043841">
            <text:p>72043841</text:p>
          </table:table-cell>
        </table:table-row>
        <table:table-row table:style-name="ro2" table:number-rows-repeated="1048557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4">00/00/0000</text:date>, <text:time style:data-style-name="N2" text:time-value="0000-00-00T19:47:5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2T12:53:02</meta:creation-date>
    <dc:date>2012-11-24T21:13:39</dc:date>
    <meta:editing-duration>PT3H29M36S</meta:editing-duration>
    <meta:editing-cycles>7</meta:editing-cycles>
    <meta:generator>LibreOffice/3.6$Linux_X86_64 LibreOffice_project/360m1$Build-2</meta:generator>
    <meta:document-statistic meta:table-count="1" meta:cell-count="269" meta:object-count="0"/>
  </office:meta>
</office:document-meta>
</file>